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5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text:p>
          </table:table-cell>
          <table:table-cell office:value-type="string" calcext:value-type="string">
            <text:p>سرحدی قیمت مسئلہ</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2484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s (as those of fourier series)</text:p>
          </table:table-cell>
          <table:table-cell office:value-type="string" calcext:value-type="string">
            <text:p>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قالب، 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ضیاع مرکز، قالبی ضیاع</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خلائی قالب، لوہا قالب، بے قالب</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6299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8">
          <table:table-cell office:value-type="string" calcext:value-type="string">
            <text:p>displacement: displacement vector</text:p>
          </table:table-cell>
          <table:table-cell office:value-type="string" calcext:value-type="string">
            <text:p>ہٹاو: 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and uniqueness (of solution)</text:p>
          </table:table-cell>
          <table:table-cell office:value-type="string" calcext:value-type="string">
            <text:p>حل کی وجودیت اور یکتائ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 value problem</text:p>
          </table:table-cell>
          <table:table-cell office:value-type="string" calcext:value-type="string">
            <text:p>ابتدائی قیمت مسئ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کھل جا سم سم، <text:s text:c="3"/>سم سم، <text:s text:c="4"/>خفیہ لفظ</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product, dot product</text:p>
          </table:table-cell>
          <table:table-cell office:value-type="string" calcext:value-type="string">
            <text:p>غیر سمتی ضرب، نقطہ ضرب</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6"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text:s/>uniqueness (and existence of solutions)</text:p>
          </table:table-cell>
          <table:table-cell office:value-type="string" calcext:value-type="string">
            <text:p>یکتائیت اور وجودیت</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8">
          <table:table-cell office:value-type="string" calcext:value-type="string">
            <text:p>Vector: vector variable</text:p>
          </table:table-cell>
          <table:table-cell office:value-type="string" calcext:value-type="string">
            <text:p>سمتیہ:سمتی متغیر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197in" draw:z-index="0" draw:style-name="gr2" svg:width="0.3327in" svg:height="0.2004in" svg:x="0.3276in" svg:y="0.333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72in" table:end-y="0.1409in" draw:z-index="1" draw:style-name="gr2" svg:width="0.1776in" svg:height="0.2004in" svg:x="0.6197in" svg:y="0.355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68in" table:end-y="0.2102in" draw:z-index="3" draw:style-name="gr2" svg:width="0.5134in" svg:height="0.2094in" svg:x="0.605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61in" table:end-y="0.0469in" draw:z-index="5" draw:style-name="gr2" svg:width="0.5484in" svg:height="0.2091in" svg:x="0.605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724in" table:end-y="0.2094in" draw:z-index="7" draw:style-name="gr2" svg:width="0.1776in" svg:height="0.2087in" svg:x="0.4949in" svg:y="0.3118in">
              <text:p/>
              <draw:object xlink:href="./Object 8" xlink:type="simple" xlink:show="embed" xlink:actuate="onLoad"/>
              <draw:image xlink:href="./ObjectReplacements/Object 8" xlink:type="simple" xlink:show="embed" xlink:actuate="onLoad"/>
            </draw:frame>
            <draw:frame table:end-cell-address="symbols.D13" table:end-x="0.6941in" table:end-y="0.2094in" draw:z-index="9" draw:style-name="gr2" svg:width="0.1992in" svg:height="0.2087in" svg:x="0.494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7">00/00/0000</text:date>, <text:time style:data-style-name="N2" text:time-value="17:06:50.3388439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17T17:07:12.431463315</dc:date>
    <meta:editing-duration>P11DT22H30M56S</meta:editing-duration>
    <meta:editing-cycles>850</meta:editing-cycles>
    <meta:generator>LibreOffice/4.2.8.2$Linux_x86 LibreOffice_project/420m0$Build-2</meta:generator>
    <meta:document-statistic meta:table-count="2" meta:cell-count="20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